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P3HandlerConfigurationDataImpl.getRes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HandlerConfigurationDataImpl.getHello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P3Server.setUsers( UsersRepository us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Server.setMailServer( MailServer mail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Server.service( final ServiceManager componen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P3Server.newProtocolHandler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OP3Server.configure( final Configuration configur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OP3Server.getConfiguration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Server.getDefaul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HandlerConfigurationDataImpl.getMail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HandlerConfigurationDataImpl.getUsers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Server.getServic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